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6"/>
  <manifest:file-entry manifest:media-type="" manifest:full-path="ObjectReplacements/Object 13"/>
  <manifest:file-entry manifest:media-type="application/x-openoffice-gdimetafile;windows_formatname=&quot;GDIMetaFile&quot;" manifest:full-path="ObjectReplacements/Object 31"/>
  <manifest:file-entry manifest:media-type="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" manifest:full-path="ObjectReplacements/Object 20"/>
  <manifest:file-entry manifest:media-type="application/x-openoffice-gdimetafile;windows_formatname=&quot;GDIMetaFile&quot;" manifest:full-path="ObjectReplacements/Object 28"/>
  <manifest:file-entry manifest:media-type="" manifest:full-path="ObjectReplacements/Object 4"/>
  <manifest:file-entry manifest:media-type="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" manifest:full-path="ObjectReplacements/Object 5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" manifest:full-path="ObjectReplacements/Object 11"/>
  <manifest:file-entry manifest:media-type="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0"/>
  <manifest:file-entry manifest:media-type="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2_20_Dots_20_3_20_Dashes" svg:stroke-width="0.051cm" svg:stroke-color="#0084d1" draw:marker-start-width="0.276cm" draw:marker-end-width="0.276cm" draw:fill="solid" draw:fill-color="#cfe7f5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0084d1" draw:textarea-vertical-align="middle"/>
    </style:style>
    <style:style style:name="gr3" style:family="graphic" style:parent-style-name="standard">
      <style:graphic-properties draw:fill="solid" draw:fill-color="#c5000b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0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038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Ultrafine_20_2_20_Dots_20_3_20_Dashes" svg:stroke-width="0.051cm" svg:stroke-color="#0084d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0" style:family="graphic" style:parent-style-name="standard">
      <style:graphic-properties draw:stroke="dash" draw:stroke-dash="Ultrafine_20_2_20_Dots_20_3_20_Dashes" svg:stroke-width="0.051cm" svg:stroke-color="#0084d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826cm"/>
    </style:style>
    <style:style style:name="gr12" style:family="graphic" style:parent-style-name="standard">
      <style:graphic-properties draw:stroke="solid" draw:stroke-dash="Line_20_with_20_Fine_20_Dots" draw:fill="solid" draw:fill-color="#999999" draw:textarea-vertical-align="middle"/>
    </style:style>
    <style:style style:name="gr13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14" style:family="graphic" style:parent-style-name="standard">
      <style:graphic-properties draw:stroke="dash" draw:stroke-dash="Ultrafine_20_2_20_Dots_20_3_20_Dashes" draw:fill="solid" draw:fill-color="#999999" draw:textarea-vertical-align="middle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solid" draw:fill-color="#ffffff" draw:textarea-vertical-align="middle"/>
    </style:style>
    <style:style style:name="gr18" style:family="graphic" style:parent-style-name="objectwithoutfill">
      <style:graphic-properties draw:stroke="solid" draw:stroke-dash="Ultrafine_20_2_20_Dots_20_3_20_Dashes" svg:stroke-width="0.051cm" svg:stroke-color="#0084d1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solid" draw:stroke-dash="Ultrafine_20_2_20_Dots_20_3_20_Dashes" svg:stroke-width="0.051cm" svg:stroke-color="#99ccff" draw:marker-start-width="0.276cm" draw:marker-end-width="0.276cm" draw:fill="solid" draw:fill-color="#cfe7f5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2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965cm"/>
    </style:style>
    <style:style style:name="gr22" style:family="graphic" style:parent-style-name="objectwithoutfill">
      <style:graphic-properties draw:stroke="solid" draw:stroke-dash="_32__20_Dots_20_1_20_Dash" svg:stroke-width="0.051cm" svg:stroke-color="#0084d1" draw:marker-start="Arrow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color="#ff420e" draw:fill="solid" draw:fill-color="#ff420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708cm"/>
    </style:style>
    <style:style style:name="gr25" style:family="graphic" style:parent-style-name="objectwithoutfill">
      <style:graphic-properties draw:stroke="dash" draw:stroke-dash="_32__20_Dots_20_1_20_Dash" svg:stroke-width="0.051cm" svg:stroke-color="#000000" draw:marker-start-width="0.276cm" draw:marker-end="Arrow" draw:marker-end-width="0.178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draw:stroke-dash="_32__20_Dots_20_1_20_Dash" svg:stroke-width="0.051cm" svg:stroke-color="#ff950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dash" draw:stroke-dash="_32__20_Dots_20_1_20_Dash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solid" draw:stroke-dash="_32__20_Dots_20_1_20_Dash" svg:stroke-width="0.051cm" svg:stroke-color="#ff33ff" draw:marker-start="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color="#ff950e" draw:fill="solid" draw:fill-color="#ff950e" draw:textarea-vertical-align="middle"/>
    </style:style>
    <style:style style:name="gr30" style:family="graphic" style:parent-style-name="standard">
      <style:graphic-properties svg:stroke-color="#ff00ff" draw:fill="solid" draw:fill-color="#ff00ff" draw:textarea-vertical-align="middle"/>
    </style:style>
    <style:style style:name="gr31" style:family="graphic" style:parent-style-name="standard">
      <style:graphic-properties svg:stroke-color="#0084d1" draw:fill="solid" draw:fill-color="#0084d1" draw:textarea-vertical-align="middle"/>
    </style:style>
    <style:style style:name="gr32" style:family="graphic" style:parent-style-name="objectwithoutfill">
      <style:graphic-properties draw:stroke="solid" draw:stroke-dash="_32__20_Dots_20_1_20_Dash" svg:stroke-width="0.051cm" svg:stroke-color="#ff950e" draw:marker-start="Arrow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solid" draw:stroke-dash="_32__20_Dots_20_1_20_Dash" svg:stroke-width="0.051cm" svg:stroke-color="#ff420e" draw:marker-start="Arrow" draw:marker-start-width="0.355cm" draw:marker-end="" draw:marker-end-width="0.355cm" draw:fill="solid" draw:fill-color="#ff420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102cm" svg:stroke-color="#000000" draw:marker-start-width="0.355cm" draw:marker-end-width="0.35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fill="solid" draw:fill-color="#000000" draw:textarea-vertical-align="middle"/>
    </style:style>
    <style:style style:name="gr36" style:family="graphic" style:parent-style-name="objectwithoutfill">
      <style:graphic-properties svg:stroke-color="#000000" draw:fill="none" draw:textarea-vertical-align="middle"/>
    </style:style>
    <style:style style:name="gr37" style:family="graphic" style:parent-style-name="objectwithoutfill">
      <style:graphic-properties draw:stroke="solid" draw:stroke-dash="_32__20_Dots_20_1_20_Dash" svg:stroke-width="0.051cm" svg:stroke-color="#ff33ff" draw:marker-start="Arrow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ellipse draw:style-name="gr1" draw:text-style-name="P1" draw:layer="layout" svg:width="26.924cm" svg:height="8.446cm" svg:x="0.508cm" svg:y="12.192cm">
          <text:p/>
        </draw:ellipse>
        <draw:circle draw:style-name="gr2" draw:text-style-name="P1" draw:layer="layout" svg:width="0.508cm" svg:height="0.508cm" svg:x="10.342cm" svg:y="6.512cm">
          <text:p/>
        </draw:circle>
        <draw:circle draw:style-name="gr2" draw:text-style-name="P1" draw:layer="layout" svg:width="0.508cm" svg:height="0.508cm" svg:x="7.51cm" svg:y="3.607cm">
          <text:p/>
        </draw:circle>
        <draw:circle draw:style-name="gr3" draw:text-style-name="P1" xml:id="id1" draw:id="id1" draw:layer="layout" svg:width="0.508cm" svg:height="0.508cm" svg:x="13.711cm" svg:y="16.173cm">
          <text:p/>
        </draw:circle>
        <draw:frame draw:style-name="gr4" draw:text-style-name="P2" draw:layer="layout" svg:width="1.522cm" svg:height="1.055cm" svg:x="12.708cm" svg:y="16.718cm">
          <draw:text-box>
            <text:p><text:span text:style-name="T1">GS</text:span></text:p>
          </draw:text-box>
        </draw:frame>
        <draw:frame draw:style-name="gr5" draw:text-style-name="P2" draw:layer="layout" svg:width="2.538cm" svg:height="1.055cm" svg:x="9.244cm" svg:y="5.434cm">
          <draw:text-box>
            <text:p><text:span text:style-name="T1">UAV-1</text:span></text:p>
          </draw:text-box>
        </draw:frame>
        <draw:frame draw:style-name="gr5" draw:text-style-name="P2" draw:layer="layout" svg:width="2.538cm" svg:height="1.055cm" svg:x="6.442cm" svg:y="2.492cm">
          <draw:text-box>
            <text:p><text:span text:style-name="T1">UAV-2</text:span></text:p>
          </draw:text-box>
        </draw:frame>
        <draw:frame draw:style-name="gr6" draw:text-style-name="P1" draw:layer="layout" svg:width="0.868cm" svg:height="0.979cm" svg:x="13.506cm" svg:y="5.501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connector draw:style-name="gr7" draw:text-style-name="P1" draw:layer="layout" draw:type="curve" svg:x1="14.219cm" svg:y1="16.427cm" svg:x2="14.219cm" svg:y2="16.427cm" draw:start-shape="id1" draw:end-shape="id1" draw:end-glue-point="1" svg:d="M14219 16427z">
          <text:p/>
        </draw:connector>
        <draw:frame draw:style-name="gr6" draw:text-style-name="P1" draw:layer="layout" svg:width="1.528cm" svg:height="1.115cm" svg:x="14.219cm" svg:y="11.077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line draw:style-name="gr8" draw:text-style-name="P1" draw:layer="layout" svg:x1="14.374cm" svg:y1="16.719cm" svg:x2="19.05cm" svg:y2="20.32cm">
          <text:p/>
        </draw:line>
        <draw:frame draw:style-name="gr6" draw:text-style-name="P1" draw:layer="layout" svg:width="0.918cm" svg:height="1.115cm" svg:x="16.412cm" svg:y="17.272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line draw:style-name="gr9" draw:text-style-name="P1" draw:layer="layout" svg:x1="14.014cm" svg:y1="6.434cm" svg:x2="14.014cm" svg:y2="16.086cm">
          <text:p/>
        </draw:line>
        <draw:frame draw:style-name="gr6" draw:text-style-name="P1" draw:layer="layout" svg:width="1.664cm" svg:height="1.113cm" svg:x="6.882cm" svg:y="4.92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6" draw:text-style-name="P1" draw:layer="layout" svg:width="1.622cm" svg:height="1.115cm" svg:x="11.284cm" svg:y="8.083cm">
          <draw:object xlink:href="./Object 26" xlink:type="simple" xlink:show="embed" xlink:actuate="onLoad">
            <text:p/>
          </draw:object>
          <draw:image xlink:href="./ObjectReplacements/Object 26" xlink:type="simple" xlink:show="embed" xlink:actuate="onLoad"/>
        </draw:frame>
        <draw:ellipse draw:style-name="gr10" draw:text-style-name="P1" draw:layer="layout" svg:width="26.924cm" svg:height="8.446cm" svg:x="0.508cm" svg:y="1.792cm">
          <text:p/>
        </draw:ellipse>
        <draw:line draw:style-name="gr8" draw:text-style-name="P1" draw:layer="layout" svg:x1="14.361cm" svg:y1="6.207cm" svg:x2="19.037cm" svg:y2="9.808cm">
          <text:p/>
        </draw:line>
        <draw:frame draw:style-name="gr6" draw:text-style-name="P1" draw:layer="layout" svg:width="0.918cm" svg:height="1.115cm" svg:x="16.399cm" svg:y="6.76cm">
          <draw:object xlink:href="./Object 30" xlink:type="simple" xlink:show="embed" xlink:actuate="onLoad">
            <text:p/>
          </draw:object>
          <draw:image xlink:href="./ObjectReplacements/Object 30" xlink:type="simple" xlink:show="embed" xlink:actuate="onLoad"/>
        </draw:frame>
        <draw:frame draw:style-name="gr11" draw:text-style-name="P2" draw:layer="layout" svg:width="3.326cm" svg:height="1.055cm" svg:x="7.512cm" svg:y="14.685cm">
          <draw:text-box>
            <text:p><text:span text:style-name="T1">Building</text:span></text:p>
          </draw:text-box>
        </draw:frame>
        <draw:rect draw:style-name="gr12" draw:text-style-name="P1" draw:layer="layout" svg:width="1.27cm" svg:height="1.016cm" svg:x="15.24cm" svg:y="15.748cm">
          <text:p/>
        </draw:rect>
        <draw:frame draw:style-name="gr11" draw:text-style-name="P2" draw:layer="layout" svg:width="3.326cm" svg:height="1.055cm" svg:x="17.018cm" svg:y="15.793cm">
          <draw:text-box>
            <text:p><text:span text:style-name="T1">Building</text:span></text:p>
          </draw:text-box>
        </draw:frame>
        <draw:line draw:style-name="gr13" draw:text-style-name="P1" draw:layer="layout" svg:x1="7.874cm" svg:y1="4.318cm" svg:x2="13.711cm" svg:y2="16.086cm">
          <text:p/>
        </draw:line>
        <draw:line draw:style-name="gr13" draw:text-style-name="P1" draw:layer="layout" svg:x1="10.668cm" svg:y1="7.211cm" svg:x2="13.712cm" svg:y2="16.087cm">
          <text:p/>
        </draw:line>
        <draw:rect draw:style-name="gr14" draw:text-style-name="P1" draw:layer="layout" svg:width="1.608cm" svg:height="3.048cm" svg:x="11.092cm" svg:y="12.692cm">
          <text:p/>
        </draw:rect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ircle draw:style-name="gr16" draw:text-style-name="P1" draw:layer="layout" svg:width="19.812cm" svg:height="19.812cm" svg:x="4.372cm" svg:y="0.508cm">
          <text:p/>
        </draw:circle>
        <draw:circle draw:style-name="gr2" draw:text-style-name="P1" draw:layer="layout" svg:width="0.508cm" svg:height="0.508cm" svg:x="13.376cm" svg:y="5.672cm">
          <text:p/>
        </draw:circle>
        <draw:circle draw:style-name="gr2" draw:text-style-name="P1" draw:layer="layout" svg:width="0.508cm" svg:height="0.508cm" svg:x="9.21cm" svg:y="4.007cm">
          <text:p/>
        </draw:circle>
        <draw:frame draw:style-name="gr5" draw:text-style-name="P2" draw:layer="layout" svg:width="2.538cm" svg:height="1.055cm" svg:x="12.278cm" svg:y="4.594cm">
          <draw:text-box>
            <text:p><text:span text:style-name="T1">UAV-1</text:span></text:p>
          </draw:text-box>
        </draw:frame>
        <draw:frame draw:style-name="gr5" draw:text-style-name="P2" draw:layer="layout" svg:width="2.538cm" svg:height="1.055cm" svg:x="8.142cm" svg:y="2.892cm">
          <draw:text-box>
            <text:p><text:span text:style-name="T1">UAV-2</text:span></text:p>
          </draw:text-box>
        </draw:frame>
        <draw:connector draw:style-name="gr7" draw:text-style-name="P1" draw:layer="layout" draw:type="curve" svg:x1="14.732cm" svg:y1="10.414cm" svg:x2="14.732cm" svg:y2="10.414cm" draw:start-shape="id2" draw:end-shape="id2" draw:end-glue-point="1" svg:d="M14732 10414z">
          <text:p/>
        </draw:connector>
        <draw:frame draw:style-name="gr6" draw:text-style-name="P1" draw:layer="layout" svg:width="1.664cm" svg:height="1.113cm" svg:x="8.89cm" svg:y="5.999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6" draw:text-style-name="P1" draw:layer="layout" svg:width="1.622cm" svg:height="1.115cm" svg:x="14.224cm" svg:y="6.858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line draw:style-name="gr13" draw:text-style-name="P1" draw:layer="layout" svg:x1="9.652cm" svg:y1="4.515cm" svg:x2="12.954cm" svg:y2="9.398cm">
          <text:p/>
        </draw:line>
        <draw:line draw:style-name="gr13" draw:text-style-name="P1" draw:layer="layout" svg:x1="13.711cm" svg:y1="6.28cm" svg:x2="13.97cm" svg:y2="8.636cm">
          <text:p/>
        </draw:line>
        <draw:circle draw:style-name="gr17" draw:text-style-name="P1" draw:layer="layout" svg:width="3.81cm" svg:height="3.81cm" svg:x="12.546cm" svg:y="8.636cm">
          <text:p/>
        </draw:circle>
        <draw:g>
          <draw:circle draw:style-name="gr3" draw:text-style-name="P1" xml:id="id2" draw:id="id2" draw:layer="layout" svg:width="0.508cm" svg:height="0.508cm" svg:x="14.224cm" svg:y="10.16cm">
            <text:p/>
          </draw:circle>
          <draw:frame draw:style-name="gr4" draw:text-style-name="P2" draw:layer="layout" svg:width="1.522cm" svg:height="1.055cm" svg:x="13.718cm" svg:y="10.922cm">
            <draw:text-box>
              <text:p><text:span text:style-name="T1">GS</text:span></text:p>
            </draw:text-box>
          </draw:frame>
        </draw:g>
        <draw:line draw:style-name="gr18" draw:text-style-name="P1" draw:layer="layout" svg:x1="24.184cm" svg:y1="10.414cm" svg:x2="16.356cm" svg:y2="10.414cm">
          <text:p/>
        </draw:line>
        <draw:frame draw:style-name="gr6" draw:text-style-name="P1" draw:layer="layout" svg:width="0.812cm" svg:height="0.97cm" svg:x="16.286cm" svg:y="9.39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6" draw:text-style-name="P1" draw:layer="layout" svg:width="0.812cm" svg:height="0.97cm" svg:x="23.286cm" svg:y="9.398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ellipse draw:style-name="gr19" draw:text-style-name="P1" draw:layer="layout" svg:width="26.681cm" svg:height="3.448cm" svg:x="0.69cm" svg:y="11.792cm">
          <text:p/>
        </draw:ellipse>
        <draw:frame draw:style-name="gr20" draw:text-style-name="P2" draw:layer="layout" svg:width="2.703cm" svg:height="1.055cm" svg:x="12.653cm" svg:y="13.462cm">
          <draw:text-box>
            <text:p><text:span text:style-name="T1">FD-GS</text:span></text:p>
          </draw:text-box>
        </draw:frame>
        <draw:connector draw:style-name="gr7" draw:text-style-name="P1" draw:layer="layout" draw:type="curve" svg:x1="14.254cm" svg:y1="13.127cm" svg:x2="14.254cm" svg:y2="13.127cm" draw:start-shape="id3" draw:end-shape="id3" draw:end-glue-point="1" svg:d="M14254 13127z">
          <text:p/>
        </draw:connector>
        <draw:frame draw:style-name="gr21" draw:text-style-name="P2" draw:layer="layout" svg:width="3.465cm" svg:height="1.055cm" svg:x="6.096cm" svg:y="4.826cm">
          <draw:text-box>
            <text:p><text:span text:style-name="T1">UL UAV-i</text:span></text:p>
          </draw:text-box>
        </draw:frame>
        <draw:frame draw:style-name="gr6" draw:text-style-name="P1" draw:layer="layout" svg:width="0.776cm" svg:height="0.879cm" svg:x="11.176cm" svg:y="6.99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line draw:style-name="gr22" draw:text-style-name="P1" draw:layer="layout" svg:x1="16.002cm" svg:y1="3.556cm" svg:x2="14.006cm" svg:y2="12.873cm">
          <text:p/>
        </draw:line>
        <draw:circle draw:style-name="gr23" draw:text-style-name="P1" draw:layer="layout" svg:width="0.508cm" svg:height="0.508cm" svg:x="16.002cm" svg:y="2.847cm">
          <text:p/>
        </draw:circle>
        <draw:frame draw:style-name="gr21" draw:text-style-name="P2" draw:layer="layout" svg:width="3.465cm" svg:height="1.055cm" svg:x="16.601cm" svg:y="2.54cm">
          <draw:text-box>
            <text:p><text:span text:style-name="T1">DL UAV-j</text:span></text:p>
          </draw:text-box>
        </draw:frame>
        <draw:frame draw:style-name="gr6" draw:text-style-name="P1" draw:layer="layout" svg:width="0.871cm" svg:height="0.878cm" svg:x="13.861cm" svg:y="6.99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24" draw:text-style-name="P2" draw:layer="layout" svg:width="2.208cm" svg:height="1.055cm" svg:x="21.436cm" svg:y="11.137cm">
          <draw:text-box>
            <text:p><text:span text:style-name="T1">MBS</text:span></text:p>
          </draw:text-box>
        </draw:frame>
        <draw:frame draw:style-name="gr6" draw:text-style-name="P1" draw:layer="layout" svg:width="0.784cm" svg:height="0.888cm" svg:x="5.82cm" svg:y="12.954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line draw:style-name="gr25" draw:text-style-name="P1" draw:layer="layout" svg:x1="14.006cm" svg:y1="13.208cm" svg:x2="2.032cm" svg:y2="14.224cm">
          <text:p/>
        </draw:line>
        <draw:frame draw:style-name="gr6" draw:text-style-name="P1" draw:layer="layout" svg:width="1.363cm" svg:height="0.888cm" svg:x="18.449cm" svg:y="12.192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line draw:style-name="gr26" draw:text-style-name="P1" draw:layer="layout" svg:x1="9.906cm" svg:y1="5.334cm" svg:x2="13.746cm" svg:y2="12.873cm">
          <text:p/>
        </draw:line>
        <draw:line draw:style-name="gr27" draw:text-style-name="P1" draw:layer="layout" svg:x1="16.256cm" svg:y1="3.482cm" svg:x2="16.256cm" svg:y2="12.192cm">
          <text:p/>
        </draw:line>
        <draw:line draw:style-name="gr27" draw:text-style-name="P1" draw:layer="layout" svg:x1="14.006cm" svg:y1="13.208cm" svg:x2="16.256cm" svg:y2="12.192cm">
          <text:p/>
        </draw:line>
        <draw:frame draw:style-name="gr6" draw:text-style-name="P1" draw:layer="layout" svg:width="0.991cm" svg:height="0.878cm" svg:x="14.303cm" svg:y="11.792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6" draw:text-style-name="P1" draw:layer="layout" svg:width="1.064cm" svg:height="0.878cm" svg:x="16.336cm" svg:y="8.89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line draw:style-name="gr27" draw:text-style-name="P1" draw:layer="layout" svg:x1="9.906cm" svg:y1="5.588cm" svg:x2="9.906cm" svg:y2="12.192cm">
          <text:p/>
        </draw:line>
        <draw:line draw:style-name="gr27" draw:text-style-name="P1" draw:layer="layout" svg:x1="14.006cm" svg:y1="13.208cm" svg:x2="9.906cm" svg:y2="12.192cm">
          <text:p/>
        </draw:line>
        <draw:line draw:style-name="gr28" draw:text-style-name="P1" draw:layer="layout" svg:x1="20.828cm" svg:y1="11.792cm" svg:x2="14.478cm" svg:y2="13.127cm">
          <text:p/>
        </draw:line>
        <draw:line draw:style-name="gr28" draw:text-style-name="P1" draw:layer="layout" svg:x1="21.082cm" svg:y1="11.792cm" svg:x2="16.41cm" svg:y2="3.355cm">
          <text:p/>
        </draw:line>
        <draw:frame draw:style-name="gr6" draw:text-style-name="P1" draw:layer="layout" svg:width="0.969cm" svg:height="0.878cm" svg:x="8.636cm" svg:y="8.89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line draw:style-name="gr26" draw:text-style-name="P1" draw:layer="layout" svg:x1="9.906cm" svg:y1="5.334cm" svg:x2="15.902cm" svg:y2="3.355cm">
          <text:p/>
        </draw:line>
        <draw:frame draw:style-name="gr6" draw:text-style-name="P1" draw:layer="layout" svg:width="1.211cm" svg:height="0.879cm" svg:x="12.916cm" svg:y="4.256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6" draw:text-style-name="P1" draw:layer="layout" svg:width="1.811cm" svg:height="0.888cm" svg:x="19.786cm" svg:y="8.764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6" draw:text-style-name="P1" draw:layer="layout" svg:width="1.379cm" svg:height="0.893cm" svg:x="10.446cm" svg:y="12.492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circle draw:style-name="gr29" draw:text-style-name="P1" draw:layer="layout" svg:width="0.508cm" svg:height="0.508cm" svg:x="9.63cm" svg:y="5.108cm">
          <text:p/>
        </draw:circle>
        <draw:line draw:style-name="gr27" draw:text-style-name="P1" draw:layer="layout" svg:x1="21.082cm" svg:y1="11.943cm" svg:x2="21.082cm" svg:y2="13.613cm">
          <text:p/>
        </draw:line>
        <draw:frame draw:style-name="gr6" draw:text-style-name="P1" draw:layer="layout" svg:width="1.523cm" svg:height="0.878cm" svg:x="21.336cm" svg:y="12.33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line draw:style-name="gr27" draw:text-style-name="P1" draw:layer="layout" svg:x1="14.006cm" svg:y1="13.208cm" svg:x2="21.082cm" svg:y2="13.613cm">
          <text:p/>
        </draw:line>
        <draw:frame draw:style-name="gr6" draw:text-style-name="P1" draw:layer="layout" svg:width="1.452cm" svg:height="0.878cm" svg:x="17.526cm" svg:y="13.6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circle draw:style-name="gr30" draw:text-style-name="P1" draw:layer="layout" svg:width="0.508cm" svg:height="0.508cm" svg:x="20.828cm" svg:y="11.43cm">
          <text:p/>
        </draw:circle>
        <draw:circle draw:style-name="gr31" draw:text-style-name="P1" xml:id="id3" draw:id="id3" draw:layer="layout" svg:width="0.508cm" svg:height="0.508cm" svg:x="13.746cm" svg:y="12.873cm">
          <text:p/>
        </draw:circl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ellipse draw:style-name="gr19" draw:text-style-name="P1" draw:layer="layout" svg:width="26.681cm" svg:height="3.448cm" svg:x="0.69cm" svg:y="16.592cm">
          <text:p/>
        </draw:ellipse>
        <draw:frame draw:style-name="gr4" draw:text-style-name="P2" draw:layer="layout" svg:width="1.522cm" svg:height="1.055cm" svg:x="13.253cm" svg:y="18.162cm">
          <draw:text-box>
            <text:p><text:span text:style-name="T1">GS</text:span></text:p>
          </draw:text-box>
        </draw:frame>
        <draw:connector draw:style-name="gr7" draw:text-style-name="P1" draw:layer="layout" draw:type="curve" svg:x1="14.254cm" svg:y1="17.927cm" svg:x2="14.254cm" svg:y2="17.927cm" draw:start-shape="id4" draw:end-shape="id4" draw:end-glue-point="1" svg:d="M14254 17927z">
          <text:p/>
        </draw:connector>
        <draw:frame draw:style-name="gr6" draw:text-style-name="P1" draw:layer="layout" svg:width="0.871cm" svg:height="0.879cm" svg:x="14.877cm" svg:y="11.684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draw:style-name="gr5" draw:text-style-name="P2" draw:layer="layout" svg:width="3.622cm" svg:height="1.055cm" svg:x="7.232cm" svg:y="5.842cm">
          <draw:text-box>
            <text:p><text:span text:style-name="T1">UAV-(</text:span><text:span text:style-name="T2">j+1)</text:span></text:p>
          </draw:text-box>
        </draw:frame>
        <draw:frame draw:style-name="gr6" draw:text-style-name="P1" draw:layer="layout" svg:width="1.423cm" svg:height="0.878cm" svg:x="7.62cm" svg:y="8.774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draw:frame draw:style-name="gr6" draw:text-style-name="P1" draw:layer="layout" svg:width="0.784cm" svg:height="0.888cm" svg:x="7.09cm" svg:y="18.288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draw:line draw:style-name="gr25" draw:text-style-name="P1" draw:layer="layout" svg:x1="14.006cm" svg:y1="18.008cm" svg:x2="5.842cm" svg:y2="19.558cm">
          <text:p/>
        </draw:line>
        <draw:line draw:style-name="gr32" draw:text-style-name="P1" draw:layer="layout" svg:x1="17.018cm" svg:y1="10.414cm" svg:x2="14.006cm" svg:y2="17.927cm">
          <text:p/>
        </draw:line>
        <draw:line draw:style-name="gr27" draw:text-style-name="P1" draw:layer="layout" svg:x1="5.334cm" svg:y1="7.112cm" svg:x2="5.334cm" svg:y2="17.526cm">
          <text:p/>
        </draw:line>
        <draw:line draw:style-name="gr27" draw:text-style-name="P1" draw:layer="layout" svg:x1="14.006cm" svg:y1="18.008cm" svg:x2="5.334cm" svg:y2="17.526cm">
          <text:p/>
        </draw:line>
        <draw:frame draw:style-name="gr6" draw:text-style-name="P1" draw:layer="layout" svg:width="1.547cm" svg:height="0.878cm" svg:x="7.422cm" svg:y="16.795cm">
          <draw:object xlink:href="./Object 25" xlink:type="simple" xlink:show="embed" xlink:actuate="onLoad">
            <text:p/>
          </draw:object>
          <draw:image xlink:href="./ObjectReplacements/Object 25" xlink:type="simple" xlink:show="embed" xlink:actuate="onLoad"/>
        </draw:frame>
        <draw:line draw:style-name="gr27" draw:text-style-name="P1" draw:layer="layout" svg:x1="17.272cm" svg:y1="10.414cm" svg:x2="17.272cm" svg:y2="17.018cm">
          <text:p/>
        </draw:line>
        <draw:line draw:style-name="gr27" draw:text-style-name="P1" draw:layer="layout" svg:x1="14.006cm" svg:y1="18.008cm" svg:x2="17.272cm" svg:y2="17.018cm">
          <text:p/>
        </draw:line>
        <draw:line draw:style-name="gr33" draw:text-style-name="P1" draw:layer="layout" svg:x1="5.588cm" svg:y1="7.112cm" svg:x2="14.006cm" svg:y2="17.927cm">
          <text:p/>
        </draw:line>
        <draw:frame draw:style-name="gr6" draw:text-style-name="P1" draw:layer="layout" svg:width="0.792cm" svg:height="0.877cm" svg:x="17.526cm" svg:y="11.914cm">
          <draw:object xlink:href="./Object 28" xlink:type="simple" xlink:show="embed" xlink:actuate="onLoad">
            <text:p/>
          </draw:object>
          <draw:image xlink:href="./ObjectReplacements/Object 28" xlink:type="simple" xlink:show="embed" xlink:actuate="onLoad"/>
        </draw:frame>
        <draw:frame draw:style-name="gr6" draw:text-style-name="P1" draw:layer="layout" svg:width="0.993cm" svg:height="0.893cm" svg:x="14.478cm" svg:y="16.633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draw:frame draw:style-name="gr6" draw:text-style-name="P1" draw:layer="layout" svg:width="1.342cm" svg:height="0.877cm" svg:x="3.864cm" svg:y="8.712cm">
          <draw:object xlink:href="./Object 24" xlink:type="simple" xlink:show="embed" xlink:actuate="onLoad">
            <text:p/>
          </draw:object>
          <draw:image xlink:href="./ObjectReplacements/Object 24" xlink:type="simple" xlink:show="embed" xlink:actuate="onLoad"/>
        </draw:frame>
        <draw:g>
          <draw:line draw:style-name="gr34" draw:text-style-name="P1" draw:layer="layout" svg:x1="5.148cm" svg:y1="6.504cm" svg:x2="5.148cm" svg:y2="6.88cm">
            <text:p/>
          </draw:line>
          <draw:rect draw:style-name="gr35" draw:text-style-name="P1" draw:layer="layout" svg:width="0.832cm" svg:height="0.508cm" svg:x="4.978cm" svg:y="5.996cm">
            <text:p/>
          </draw:rect>
          <draw:ellipse draw:style-name="gr16" draw:text-style-name="P1" draw:layer="layout" svg:width="1.016cm" svg:height="0.254cm" svg:x="3.81cm" svg:y="5.588cm">
            <text:p/>
          </draw:ellipse>
          <draw:line draw:style-name="gr36" draw:text-style-name="P1" draw:layer="layout" svg:x1="4.316cm" svg:y1="5.842cm" svg:x2="4.978cm" svg:y2="5.996cm">
            <text:p/>
          </draw:line>
          <draw:line draw:style-name="gr34" draw:text-style-name="P1" draw:layer="layout" svg:x1="5.648cm" svg:y1="6.504cm" svg:x2="5.648cm" svg:y2="6.88cm">
            <text:p/>
          </draw:line>
          <draw:ellipse draw:style-name="gr16" draw:text-style-name="P1" draw:layer="layout" svg:width="1.016cm" svg:height="0.254cm" svg:x="5.962cm" svg:y="5.588cm">
            <text:p/>
          </draw:ellipse>
          <draw:line draw:style-name="gr36" draw:text-style-name="P1" draw:layer="layout" svg:x1="6.472cm" svg:y1="5.842cm" svg:x2="5.81cm" svg:y2="5.996cm">
            <text:p/>
          </draw:line>
        </draw:g>
        <draw:frame draw:style-name="gr5" draw:text-style-name="P2" draw:layer="layout" svg:width="2.538cm" svg:height="1.055cm" svg:x="19.052cm" svg:y="9.144cm">
          <draw:text-box>
            <text:p><text:span text:style-name="T1">UAV-</text:span><text:span text:style-name="T2">j</text:span></text:p>
          </draw:text-box>
        </draw:frame>
        <draw:g>
          <draw:line draw:style-name="gr34" draw:text-style-name="P1" draw:layer="layout" svg:x1="16.968cm" svg:y1="9.806cm" svg:x2="16.968cm" svg:y2="10.182cm">
            <text:p/>
          </draw:line>
          <draw:rect draw:style-name="gr35" draw:text-style-name="P1" draw:layer="layout" svg:width="0.832cm" svg:height="0.508cm" svg:x="16.798cm" svg:y="9.298cm">
            <text:p/>
          </draw:rect>
          <draw:ellipse draw:style-name="gr16" draw:text-style-name="P1" draw:layer="layout" svg:width="1.016cm" svg:height="0.254cm" svg:x="15.63cm" svg:y="8.89cm">
            <text:p/>
          </draw:ellipse>
          <draw:line draw:style-name="gr36" draw:text-style-name="P1" draw:layer="layout" svg:x1="16.136cm" svg:y1="9.144cm" svg:x2="16.798cm" svg:y2="9.298cm">
            <text:p/>
          </draw:line>
          <draw:line draw:style-name="gr34" draw:text-style-name="P1" draw:layer="layout" svg:x1="17.468cm" svg:y1="9.806cm" svg:x2="17.468cm" svg:y2="10.182cm">
            <text:p/>
          </draw:line>
          <draw:ellipse draw:style-name="gr16" draw:text-style-name="P1" draw:layer="layout" svg:width="1.016cm" svg:height="0.254cm" svg:x="17.782cm" svg:y="8.89cm">
            <text:p/>
          </draw:ellipse>
          <draw:line draw:style-name="gr36" draw:text-style-name="P1" draw:layer="layout" svg:x1="18.292cm" svg:y1="9.144cm" svg:x2="17.63cm" svg:y2="9.298cm">
            <text:p/>
          </draw:line>
        </draw:g>
        <draw:line draw:style-name="gr37" draw:text-style-name="P1" draw:layer="layout" svg:x1="23.622cm" svg:y1="17.018cm" svg:x2="14.006cm" svg:y2="18.008cm">
          <text:p/>
        </draw:line>
        <draw:line draw:style-name="gr27" draw:text-style-name="P1" draw:layer="layout" svg:x1="14.006cm" svg:y1="18.008cm" svg:x2="24.13cm" svg:y2="18.796cm">
          <text:p/>
        </draw:line>
        <draw:circle draw:style-name="gr31" draw:text-style-name="P1" xml:id="id4" draw:id="id4" draw:layer="layout" svg:width="0.508cm" svg:height="0.508cm" svg:x="13.746cm" svg:y="17.673cm">
          <text:p/>
        </draw:circle>
        <draw:line draw:style-name="gr27" draw:text-style-name="P1" draw:layer="layout" svg:x1="24.13cm" svg:y1="17.018cm" svg:x2="24.13cm" svg:y2="18.796cm">
          <text:p/>
        </draw:line>
        <draw:frame draw:style-name="gr5" draw:text-style-name="P2" draw:layer="layout" svg:width="3.445cm" svg:height="1.055cm" svg:x="19.212cm" svg:y="15.24cm">
          <draw:text-box>
            <text:p><text:span text:style-name="T1">UAV-(</text:span><text:span text:style-name="T2">j-1)</text:span></text:p>
          </draw:text-box>
        </draw:frame>
        <draw:g>
          <draw:line draw:style-name="gr34" draw:text-style-name="P1" draw:layer="layout" svg:x1="23.944cm" svg:y1="16.625cm" svg:x2="23.944cm" svg:y2="17.001cm">
            <text:p/>
          </draw:line>
          <draw:rect draw:style-name="gr35" draw:text-style-name="P1" draw:layer="layout" svg:width="0.832cm" svg:height="0.508cm" svg:x="23.774cm" svg:y="16.117cm">
            <text:p/>
          </draw:rect>
          <draw:ellipse draw:style-name="gr16" draw:text-style-name="P1" draw:layer="layout" svg:width="1.016cm" svg:height="0.254cm" svg:x="22.606cm" svg:y="15.709cm">
            <text:p/>
          </draw:ellipse>
          <draw:line draw:style-name="gr36" draw:text-style-name="P1" draw:layer="layout" svg:x1="23.112cm" svg:y1="15.963cm" svg:x2="23.774cm" svg:y2="16.117cm">
            <text:p/>
          </draw:line>
          <draw:line draw:style-name="gr34" draw:text-style-name="P1" draw:layer="layout" svg:x1="24.444cm" svg:y1="16.625cm" svg:x2="24.444cm" svg:y2="17.001cm">
            <text:p/>
          </draw:line>
          <draw:ellipse draw:style-name="gr16" draw:text-style-name="P1" draw:layer="layout" svg:width="1.016cm" svg:height="0.254cm" svg:x="24.758cm" svg:y="15.709cm">
            <text:p/>
          </draw:ellipse>
          <draw:line draw:style-name="gr36" draw:text-style-name="P1" draw:layer="layout" svg:x1="25.268cm" svg:y1="15.963cm" svg:x2="24.606cm" svg:y2="16.117cm">
            <text:p/>
          </draw:line>
        </draw:g>
        <draw:frame draw:style-name="gr6" draw:text-style-name="P1" draw:layer="layout" svg:width="1.522cm" svg:height="0.893cm" svg:x="18.288cm" svg:y="18.542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draw:frame draw:style-name="gr6" draw:text-style-name="P1" draw:layer="layout" svg:width="1.319cm" svg:height="0.877cm" svg:x="24.384cm" svg:y="17.665cm">
          <draw:object xlink:href="./Object 29" xlink:type="simple" xlink:show="embed" xlink:actuate="onLoad">
            <text:p/>
          </draw:object>
          <draw:image xlink:href="./ObjectReplacements/Object 29" xlink:type="simple" xlink:show="embed" xlink:actuate="onLoad"/>
        </draw:frame>
        <draw:frame draw:style-name="gr6" draw:text-style-name="P1" draw:layer="layout" svg:width="1.401cm" svg:height="0.879cm" svg:x="17.903cm" svg:y="16.647cm">
          <draw:object xlink:href="./Object 31" xlink:type="simple" xlink:show="embed" xlink:actuate="onLoad">
            <t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9" draw:display-name="Gradient 9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cm" svg:stroke-color="#0084d1" draw:marker-start-width="0.203cm" draw:marker-end-width="0.203cm" draw:fill="none" draw:fill-gradient-name="Gradient_20_9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nest </meta:initial-creator>
    <meta:creation-date>2018-08-06T10:55:34.29</meta:creation-date>
    <dc:date>2019-11-01T13:23:56.81</dc:date>
    <meta:editing-duration>PT8H4M56S</meta:editing-duration>
    <meta:editing-cycles>40</meta:editing-cycles>
    <meta:generator>OpenOffice/4.1.2$Win32 OpenOffice.org_project/412m3$Build-9782</meta:generator>
    <dc:creator>Ernest </dc:creator>
    <meta:document-statistic meta:object-count="155"/>
  </office:meta>
</office:document-meta>
</file>

<file path=Object 1/content.xml><?xml version="1.0" encoding="utf-8"?>
<math xmlns="http://www.w3.org/1998/Math/MathML">
  <semantics>
    <mrow>
      <msub>
        <mi>d</mi>
        <mrow>
          <mi>g</mi>
          <mi>,</mi>
          <mn>2</mn>
        </mrow>
      </msub>
    </mrow>
    <annotation encoding="StarMath 5.0">d_{g,2}</annotation>
  </semantics>
</math>
</file>

<file path=Object 10/content.xml><?xml version="1.0" encoding="utf-8"?>
<math xmlns="http://www.w3.org/1998/Math/MathML">
  <semantics>
    <mrow>
      <mi>B</mi>
    </mrow>
    <annotation encoding="StarMath 5.0">B</annotation>
  </semantics>
</math>
</file>

<file path=Object 11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12/content.xml><?xml version="1.0" encoding="utf-8"?>
<math xmlns="http://www.w3.org/1998/Math/MathML">
  <semantics>
    <mrow>
      <msub>
        <mi>d</mi>
        <mrow>
          <mi mathvariant="italic">mbs</mi>
        </mrow>
      </msub>
    </mrow>
    <annotation encoding="StarMath 5.0">d_{mbs}</annotation>
  </semantics>
</math>
</file>

<file path=Object 13/content.xml><?xml version="1.0" encoding="utf-8"?>
<math xmlns="http://www.w3.org/1998/Math/MathML">
  <semantics>
    <mrow>
      <msub>
        <mi>D</mi>
        <mrow>
          <mi>j</mi>
        </mrow>
      </msub>
    </mrow>
    <annotation encoding="StarMath 5.0">D_{j}</annotation>
  </semantics>
</math>
</file>

<file path=Object 14/content.xml><?xml version="1.0" encoding="utf-8"?>
<math xmlns="http://www.w3.org/1998/Math/MathML">
  <semantics>
    <mrow>
      <msub>
        <mi>H</mi>
        <mrow>
          <mi>j</mi>
        </mrow>
      </msub>
    </mrow>
    <annotation encoding="StarMath 5.0">H_{j}</annotation>
  </semantics>
</math>
</file>

<file path=Object 15/content.xml><?xml version="1.0" encoding="utf-8"?>
<math xmlns="http://www.w3.org/1998/Math/MathML">
  <semantics>
    <mrow>
      <msub>
        <mi>H</mi>
        <mrow>
          <mi>i</mi>
        </mrow>
      </msub>
    </mrow>
    <annotation encoding="StarMath 5.0">H_{i}</annotation>
  </semantics>
</math>
</file>

<file path=Object 16/content.xml><?xml version="1.0" encoding="utf-8"?>
<math xmlns="http://www.w3.org/1998/Math/MathML">
  <semantics>
    <mrow>
      <msub>
        <mi>d</mi>
        <mrow>
          <mi>i</mi>
          <mi>,</mi>
          <mi>j</mi>
        </mrow>
      </msub>
    </mrow>
    <annotation encoding="StarMath 5.0">d_{i,j}</annotation>
  </semantics>
</math>
</file>

<file path=Object 17/content.xml><?xml version="1.0" encoding="utf-8"?>
<math xmlns="http://www.w3.org/1998/Math/MathML">
  <semantics>
    <mrow>
      <msub>
        <mi>d</mi>
        <mrow>
          <mi mathvariant="italic">mbs</mi>
          <mi>,</mi>
          <mi>j</mi>
        </mrow>
      </msub>
    </mrow>
    <annotation encoding="StarMath 5.0">d_{mbs,j}</annotation>
  </semantics>
</math>
</file>

<file path=Object 18/content.xml><?xml version="1.0" encoding="utf-8"?>
<math xmlns="http://www.w3.org/1998/Math/MathML">
  <semantics>
    <mrow>
      <msub>
        <mi>D</mi>
        <mrow>
          <mi>g</mi>
          <mi>,</mi>
          <mi>i</mi>
        </mrow>
      </msub>
    </mrow>
    <annotation encoding="StarMath 5.0">D_{g,i}</annotation>
  </semantics>
</math>
</file>

<file path=Object 19/content.xml><?xml version="1.0" encoding="utf-8"?>
<math xmlns="http://www.w3.org/1998/Math/MathML">
  <semantics>
    <mrow>
      <msub>
        <mi>H</mi>
        <mrow>
          <mi mathvariant="italic">mbs</mi>
        </mrow>
      </msub>
    </mrow>
    <annotation encoding="StarMath 5.0">H_{mbs}</annotation>
  </semantics>
</math>
</file>

<file path=Object 2/content.xml><?xml version="1.0" encoding="utf-8"?>
<math xmlns="http://www.w3.org/1998/Math/MathML">
  <semantics>
    <mrow>
      <msub>
        <mi>d</mi>
        <mrow>
          <mi>i</mi>
        </mrow>
      </msub>
    </mrow>
    <annotation encoding="StarMath 5.0">d_{i}</annotation>
  </semantics>
</math>
</file>

<file path=Object 20/content.xml><?xml version="1.0" encoding="utf-8"?>
<math xmlns="http://www.w3.org/1998/Math/MathML">
  <semantics>
    <mrow>
      <msub>
        <mi>D</mi>
        <mrow>
          <mi mathvariant="italic">mbs</mi>
        </mrow>
      </msub>
    </mrow>
    <annotation encoding="StarMath 5.0">D_{mbs}</annotation>
  </semantics>
</math>
</file>

<file path=Object 21/content.xml><?xml version="1.0" encoding="utf-8"?>
<math xmlns="http://www.w3.org/1998/Math/MathML">
  <semantics>
    <mrow>
      <msub>
        <mi>d</mi>
        <mrow>
          <mi>j</mi>
        </mrow>
      </msub>
    </mrow>
    <annotation encoding="StarMath 5.0">d_{j}</annotation>
  </semantics>
</math>
</file>

<file path=Object 22/content.xml><?xml version="1.0" encoding="utf-8"?>
<math xmlns="http://www.w3.org/1998/Math/MathML">
  <semantics>
    <mrow>
      <msub>
        <mi>d</mi>
        <mrow>
          <mrow>
            <mi>j</mi>
            <mo stretchy="false">+</mo>
            <mn>1</mn>
          </mrow>
        </mrow>
      </msub>
    </mrow>
    <annotation encoding="StarMath 5.0">d_{j+1}</annotation>
  </semantics>
</math>
</file>

<file path=Object 23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24/content.xml><?xml version="1.0" encoding="utf-8"?>
<math xmlns="http://www.w3.org/1998/Math/MathML">
  <semantics>
    <mrow>
      <msub>
        <mi>h</mi>
        <mrow>
          <mrow>
            <mi>j</mi>
            <mo stretchy="false">+</mo>
            <mn>1</mn>
          </mrow>
        </mrow>
      </msub>
    </mrow>
    <annotation encoding="StarMath 5.0">h_{j+1}</annotation>
  </semantics>
</math>
</file>

<file path=Object 25/content.xml><?xml version="1.0" encoding="utf-8"?>
<math xmlns="http://www.w3.org/1998/Math/MathML">
  <semantics>
    <mrow>
      <msub>
        <mi>D</mi>
        <mrow>
          <mrow>
            <mi>j</mi>
            <mo stretchy="false">+</mo>
            <mn>1</mn>
          </mrow>
        </mrow>
      </msub>
    </mrow>
    <annotation encoding="StarMath 5.0">D_{j+1}</annotation>
  </semantics>
</math>
</file>

<file path=Object 26/content.xml><?xml version="1.0" encoding="utf-8"?>
<math xmlns="http://www.w3.org/1998/Math/MathML">
  <semantics>
    <mrow>
      <msub>
        <mi>d</mi>
        <mrow>
          <mi>g</mi>
          <mi>,</mi>
          <mn>1</mn>
        </mrow>
      </msub>
    </mrow>
    <annotation encoding="StarMath 5.0">d_{g,1}</annotation>
  </semantics>
</math>
</file>

<file path=Object 27/content.xml><?xml version="1.0" encoding="utf-8"?>
<math xmlns="http://www.w3.org/1998/Math/MathML">
  <semantics>
    <mrow>
      <msub>
        <mi>D</mi>
        <mrow>
          <mrow>
            <mi>j</mi>
            <mo stretchy="false">−</mo>
            <mn>1</mn>
          </mrow>
        </mrow>
      </msub>
    </mrow>
    <annotation encoding="StarMath 5.0">D_{j-1}</annotation>
  </semantics>
</math>
</file>

<file path=Object 28/content.xml><?xml version="1.0" encoding="utf-8"?>
<math xmlns="http://www.w3.org/1998/Math/MathML">
  <semantics>
    <mrow>
      <msub>
        <mi>h</mi>
        <mrow>
          <mi>j</mi>
        </mrow>
      </msub>
    </mrow>
    <annotation encoding="StarMath 5.0">h_{j}</annotation>
  </semantics>
</math>
</file>

<file path=Object 29/content.xml><?xml version="1.0" encoding="utf-8"?>
<math xmlns="http://www.w3.org/1998/Math/MathML">
  <semantics>
    <mrow>
      <msub>
        <mi>h</mi>
        <mrow>
          <mrow>
            <mi>j</mi>
            <mo stretchy="false">−</mo>
            <mn>1</mn>
          </mrow>
        </mrow>
      </msub>
    </mrow>
    <annotation encoding="StarMath 5.0">h_{j-1}</annotation>
  </semantics>
</math>
</file>

<file path=Object 3/content.xml><?xml version="1.0" encoding="utf-8"?>
<math xmlns="http://www.w3.org/1998/Math/MathML">
  <semantics>
    <mrow>
      <mi>A</mi>
    </mrow>
    <annotation encoding="StarMath 5.0">A</annotation>
  </semantics>
</math>
</file>

<file path=Object 30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31/content.xml><?xml version="1.0" encoding="utf-8"?>
<math xmlns="http://www.w3.org/1998/Math/MathML">
  <semantics>
    <mrow>
      <msub>
        <mi>d</mi>
        <mrow>
          <mrow>
            <mi>j</mi>
            <mo stretchy="false">−</mo>
            <mn>1</mn>
          </mrow>
        </mrow>
      </msub>
    </mrow>
    <annotation encoding="StarMath 5.0">d_{j-1}</annotation>
  </semantics>
</math>
</file>

<file path=Object 32/content.xml><?xml version="1.0" encoding="utf-8"?>
<math xmlns="http://www.w3.org/1998/Math/MathML">
  <semantics>
    <mrow>
      <msub>
        <mi>D</mi>
        <mrow>
          <mi>j</mi>
        </mrow>
      </msub>
    </mrow>
    <annotation encoding="StarMath 5.0">D_{j}</annotation>
  </semantics>
</math>
</file>

<file path=Object 4/content.xml><?xml version="1.0" encoding="utf-8"?>
<math xmlns="http://www.w3.org/1998/Math/MathML">
  <semantics>
    <mrow>
      <msub>
        <mi>d</mi>
        <mrow>
          <mi>j</mi>
        </mrow>
      </msub>
    </mrow>
    <annotation encoding="StarMath 5.0">d_{j}</annotation>
  </semantics>
</math>
</file>

<file path=Object 5/content.xml><?xml version="1.0" encoding="utf-8"?>
<math xmlns="http://www.w3.org/1998/Math/MathML">
  <semantics>
    <mrow>
      <mi>O</mi>
    </mrow>
    <annotation encoding="StarMath 5.0">O</annotation>
  </semantics>
</math>
</file>

<file path=Object 6/content.xml><?xml version="1.0" encoding="utf-8"?>
<math xmlns="http://www.w3.org/1998/Math/MathML">
  <semantics>
    <mrow>
      <msub>
        <mi>d</mi>
        <mrow>
          <mi>g</mi>
          <mi>,</mi>
          <mn>2</mn>
        </mrow>
      </msub>
    </mrow>
    <annotation encoding="StarMath 5.0">d_{g,2}</annotation>
  </semantics>
</math>
</file>

<file path=Object 7/content.xml><?xml version="1.0" encoding="utf-8"?>
<math xmlns="http://www.w3.org/1998/Math/MathML">
  <semantics>
    <mrow>
      <msub>
        <mi>d</mi>
        <mrow>
          <mi>g</mi>
          <mi>,</mi>
          <mn>1</mn>
        </mrow>
      </msub>
    </mrow>
    <annotation encoding="StarMath 5.0">d_{g,1}</annotation>
  </semantics>
</math>
</file>

<file path=Object 8/content.xml><?xml version="1.0" encoding="utf-8"?>
<math xmlns="http://www.w3.org/1998/Math/MathML">
  <semantics>
    <mrow>
      <msub>
        <mi>D</mi>
        <mrow>
          <mi mathvariant="italic">alt</mi>
        </mrow>
      </msub>
    </mrow>
    <annotation encoding="StarMath 5.0">D_{alt}</annotation>
  </semantics>
</math>
</file>

<file path=Object 9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